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e6a39" draw:marker-start-width="0.321cm" draw:marker-end-width="0.321cm" draw:fill-color="#168253" draw:textarea-horizontal-align="justify" draw:textarea-vertical-align="middle" draw:auto-grow-height="false" fo:min-height="3.79cm" fo:min-width="3.8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73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4" style:family="graphic" style:parent-style-name="standard" style:list-style-name="L1">
      <style:graphic-properties svg:stroke-width="0.08cm" svg:stroke-color="#000000" draw:marker-start-width="0.32cm" draw:marker-end-width="0.32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5" style:family="graphic" style:parent-style-name="standard" style:list-style-name="L1">
      <style:graphic-properties svg:stroke-width="0.08cm" svg:stroke-color="#000000" draw:marker-start-width="0.32cm" draw:marker-end-width="0.32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75cm" draw:marker-end="Linienspitzen_20_6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svg:stroke-width="0.08cm" svg:stroke-color="#000000" draw:marker-start-width="0.32cm" draw:marker-end-width="0.32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" style:family="graphic" style:parent-style-name="standard" style:list-style-name="L1">
      <style:graphic-properties svg:stroke-width="0.08cm" svg:stroke-color="#000000" draw:marker-start-width="0.32cm" draw:marker-end-width="0.32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9" style:family="graphic" style:parent-style-name="standard" style:list-style-name="L1">
      <style:graphic-properties svg:stroke-width="0.08cm" svg:stroke-color="#000000" draw:marker-start-width="0.32cm" draw:marker-end-width="0.32cm" draw:fill-color="#dddddd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10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4cm" fo:min-width="0.237cm" fo:padding-top="0.165cm" fo:padding-bottom="0.165cm" fo:padding-left="0.29cm" fo:padding-right="0.29cm" draw:shadow="hidden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3.215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P1" style:family="paragraph">
      <loext:graphic-properties draw:fill-color="#168253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Arial Black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style:font-name="Arial Black1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Arial Black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Arial Black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06cm" svg:height="6.55cm" draw:transform="rotate (1.5707963267949) translate (1.81cm 8.5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3" draw:layer="layout" svg:width="2.606cm" svg:height="0.823cm" svg:x="1.75cm" svg:y="13.39cm">
          <draw:text-box>
            <text:p text:style-name="P2"><text:span text:style-name="T1">LCARS-C</text:span></text:p>
          </draw:text-box>
        </draw:frame>
        <draw:custom-shape draw:style-name="gr3" draw:text-style-name="P4" xml:id="id1" draw:id="id1" draw:layer="layout" svg:width="1.152cm" svg:height="1.149cm" svg:x="4.181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152cm" svg:height="1.149cm" svg:x="6.758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1.152cm" svg:height="1.149cm" svg:x="5.708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5.165cm" svg:y1="4.285cm" svg:x2="5.876cm" svg:y2="3.631cm" draw:start-shape="id1" draw:start-glue-point="11" draw:end-shape="id2" draw:end-glue-point="7" svg:d="M5165 4285l711-654" svg:viewBox="0 0 712 655">
          <text:p/>
        </draw:connector>
        <draw:connector draw:style-name="gr6" draw:text-style-name="P6" draw:layer="layout" draw:type="line" svg:x1="5.333cm" svg:y1="4.692cm" svg:x2="6.758cm" svg:y2="4.692cm" draw:start-shape="id1" draw:start-glue-point="10" draw:end-shape="id3" draw:end-glue-point="6" svg:d="M5333 4692h1425" svg:viewBox="0 0 1426 1">
          <text:p/>
        </draw:connector>
        <draw:connector draw:style-name="gr6" draw:text-style-name="P6" draw:layer="layout" draw:type="line" svg:x1="5.165cm" svg:y1="5.098cm" svg:x2="5.776cm" svg:y2="5.717cm" draw:start-shape="id1" draw:start-glue-point="9" draw:end-shape="id4" draw:end-glue-point="5" svg:d="M5165 5098l611 619" svg:viewBox="0 0 612 620">
          <text:p/>
        </draw:connector>
        <draw:custom-shape draw:style-name="gr7" draw:text-style-name="P7" xml:id="id4" draw:id="id4" draw:layer="layout" svg:width="1.152cm" svg:height="1.149cm" svg:x="5.608cm" svg:y="5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5" draw:id="id5" draw:layer="layout" svg:width="1.152cm" svg:height="1.149cm" draw:transform="rotate (0.0466002910282486) translate (4.131cm 6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4.757cm" svg:y1="5.266cm" svg:x2="4.705cm" svg:y2="6.177cm" draw:start-shape="id1" draw:start-glue-point="8" draw:end-shape="id5" draw:end-glue-point="4" svg:d="M4757 5266l-52 911" svg:viewBox="0 0 53 912">
          <text:p/>
        </draw:connector>
        <draw:custom-shape draw:style-name="gr9" draw:text-style-name="P8" xml:id="id6" draw:id="id6" draw:layer="layout" svg:width="1.152cm" svg:height="1.149cm" svg:x="2.51cm" svg:y="5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4.349cm" svg:y1="5.098cm" svg:x2="3.494cm" svg:y2="5.922cm" draw:start-shape="id1" draw:start-glue-point="7" draw:end-shape="id6" draw:end-glue-point="11" svg:d="M4349 5098l-855 824" svg:viewBox="0 0 856 825">
          <text:p/>
        </draw:connector>
        <draw:custom-shape draw:style-name="gr10" draw:text-style-name="P4" xml:id="id7" draw:id="id7" draw:layer="layout" svg:width="1.153cm" svg:height="1.15cm" svg:x="2.938cm" svg:y="2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4.349cm" svg:y1="4.285cm" svg:x2="3.923cm" svg:y2="3.885cm" draw:start-shape="id1" draw:start-glue-point="5" draw:end-shape="id7" draw:end-glue-point="9" svg:d="M4349 4285l-426-400" svg:viewBox="0 0 427 401">
          <text:p/>
        </draw:connector>
        <draw:g>
          <draw:g>
            <draw:custom-shape draw:style-name="gr12" draw:text-style-name="P9" draw:layer="layout" svg:width="0.563cm" svg:height="0.411cm" svg:x="4.377cm" svg:y="4.4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0" draw:layer="layout" svg:width="0.496cm" svg:height="0.332cm" svg:x="4.41cm" svg:y="4.4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9" draw:layer="layout" svg:width="0.231cm" svg:height="0.087cm" draw:transform="skewX (-0.0115191730631626) rotate (-3.13164427685343) translate (4.774cm 4.95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9" draw:layer="layout" svg:width="0.212cm" svg:height="0.452cm" svg:x="4.973cm" svg:y="4.4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1" draw:layer="layout" svg:width="0.15cm" svg:height="0.061cm" svg:x="5.004cm" svg:y="4.53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1" draw:layer="layout" svg:width="0.15cm" svg:height="0.061cm" svg:x="5.004cm" svg:y="4.62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2" draw:layer="layout" svg:width="0.03cm" svg:height="0.03cm" svg:x="5.065cm" svg:y="4.7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2" draw:layer="layout" svg:width="0.029cm" svg:height="0.03cm" svg:x="5.066cm" svg:y="4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3" draw:layer="layout" svg:width="0.046cm" svg:height="0.24cm" svg:x="4.531cm" svg:y="4.536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0.048cm" svg:height="0.149cm" svg:x="4.598cm" svg:y="4.627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0.046cm" svg:height="0.179cm" svg:x="4.464cm" svg:y="4.59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3" draw:layer="layout" svg:width="0.103cm" svg:height="0.099cm" svg:x="4.72cm" svg:y="4.55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4" draw:text-style-name="P13" draw:layer="layout" svg:width="0.103cm" svg:height="0.099cm" svg:x="4.72cm" svg:y="4.6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5" draw:text-style-name="P14" draw:layer="layout" svg:width="3.715cm" svg:height="1.145cm" draw:transform="rotate (0.49567350756639) translate (4.688cm 7.633cm)">
          <draw:text-box>
            <text:p><text:span text:style-name="T2">LCARS-C</text:span></text:p>
          </draw:text-box>
        </draw:frame>
        <draw:g>
          <draw:g>
            <draw:custom-shape draw:style-name="gr26" draw:text-style-name="P9" draw:layer="layout" svg:width="0.365cm" svg:height="0.622cm" svg:x="2.896cm" svg:y="6.04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0" draw:layer="layout" svg:width="0.298cm" svg:height="0.528cm" svg:x="2.927cm" svg:y="6.09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3" draw:layer="layout" svg:width="0.042cm" svg:height="0.241cm" svg:x="3.036cm" svg:y="6.3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3" draw:layer="layout" svg:width="0.043cm" svg:height="0.15cm" svg:x="3.098cm" svg:y="6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3" draw:layer="layout" svg:width="0.042cm" svg:height="0.181cm" svg:x="2.975cm" svg:y="6.3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3" draw:layer="layout" svg:width="0.094cm" svg:height="0.099cm" svg:x="2.972cm" svg:y="6.197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2" draw:text-style-name="P13" draw:layer="layout" svg:width="0.094cm" svg:height="0.098cm" svg:x="3.066cm" svg:y="6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3" draw:text-style-name="P9" draw:layer="layout" svg:width="0.365cm" svg:height="0.622cm" svg:x="5.983cm" svg:y="5.8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10" draw:layer="layout" svg:width="0.298cm" svg:height="0.528cm" svg:x="6.014cm" svg:y="5.9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13" draw:layer="layout" svg:width="0.042cm" svg:height="0.241cm" svg:x="6.123cm" svg:y="6.1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3" draw:layer="layout" svg:width="0.043cm" svg:height="0.15cm" svg:x="6.185cm" svg:y="6.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3" draw:layer="layout" svg:width="0.042cm" svg:height="0.181cm" svg:x="6.062cm" svg:y="6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3" draw:layer="layout" svg:width="0.094cm" svg:height="0.099cm" svg:x="6.059cm" svg:y="6.03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9" draw:text-style-name="P13" draw:layer="layout" svg:width="0.094cm" svg:height="0.098cm" svg:x="6.153cm" svg:y="5.9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40" draw:text-style-name="P9" draw:layer="layout" svg:width="0.8cm" svg:height="0.56cm" svg:x="3.101cm" svg:y="3.1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0" draw:layer="layout" svg:width="0.705cm" svg:height="0.451cm" svg:x="3.148cm" svg:y="3.2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3" draw:layer="layout" svg:width="0.067cm" svg:height="0.327cm" svg:x="3.319cm" svg:y="3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3" draw:layer="layout" svg:width="0.066cm" svg:height="0.203cm" svg:x="3.416cm" svg:y="3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066cm" svg:height="0.244cm" svg:x="3.225cm" svg:y="3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8cm" svg:height="0.134cm" svg:x="3.589cm" svg:y="3.339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6" draw:text-style-name="P13" draw:layer="layout" svg:width="0.148cm" svg:height="0.135cm" svg:x="3.589cm" svg:y="3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7" draw:text-style-name="P9" draw:layer="layout" svg:width="0.8cm" svg:height="0.56cm" svg:x="6.933cm" svg:y="4.4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0" draw:layer="layout" svg:width="0.705cm" svg:height="0.451cm" svg:x="6.98cm" svg:y="4.4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3" draw:layer="layout" svg:width="0.067cm" svg:height="0.327cm" svg:x="7.151cm" svg:y="4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3" draw:layer="layout" svg:width="0.066cm" svg:height="0.203cm" svg:x="7.248cm" svg:y="4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3" draw:layer="layout" svg:width="0.066cm" svg:height="0.244cm" svg:x="7.057cm" svg:y="4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3" draw:layer="layout" svg:width="0.148cm" svg:height="0.134cm" svg:x="7.421cm" svg:y="4.573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3" draw:text-style-name="P13" draw:layer="layout" svg:width="0.148cm" svg:height="0.135cm" svg:x="7.421cm" svg:y="4.7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4" draw:text-style-name="P9" draw:layer="layout" svg:width="0.563cm" svg:height="0.411cm" svg:x="4.36cm" svg:y="6.5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10" draw:layer="layout" svg:width="0.496cm" svg:height="0.332cm" svg:x="4.393cm" svg:y="6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9" draw:layer="layout" svg:width="0.231cm" svg:height="0.087cm" draw:transform="skewX (-0.0115191730631626) rotate (-3.13164427685343) translate (4.757cm 7.035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7" draw:text-style-name="P9" draw:layer="layout" svg:width="0.212cm" svg:height="0.452cm" svg:x="4.956cm" svg:y="6.5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11" draw:layer="layout" svg:width="0.15cm" svg:height="0.061cm" svg:x="4.987cm" svg:y="6.619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1" draw:layer="layout" svg:width="0.15cm" svg:height="0.061cm" svg:x="4.987cm" svg:y="6.71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12" draw:layer="layout" svg:width="0.03cm" svg:height="0.03cm" svg:x="5.048cm" svg:y="6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12" draw:layer="layout" svg:width="0.029cm" svg:height="0.03cm" svg:x="5.049cm" svg:y="6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13" draw:layer="layout" svg:width="0.046cm" svg:height="0.24cm" svg:x="4.514cm" svg:y="6.619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13" draw:layer="layout" svg:width="0.048cm" svg:height="0.149cm" svg:x="4.581cm" svg:y="6.71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13" draw:layer="layout" svg:width="0.046cm" svg:height="0.179cm" svg:x="4.447cm" svg:y="6.68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13" draw:layer="layout" svg:width="0.103cm" svg:height="0.099cm" svg:x="4.703cm" svg:y="6.641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6" draw:text-style-name="P13" draw:layer="layout" svg:width="0.103cm" svg:height="0.099cm" svg:x="4.703cm" svg:y="6.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67" draw:text-style-name="P9" draw:layer="layout" svg:width="0.563cm" svg:height="0.411cm" svg:x="5.874cm" svg:y="3.03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8" draw:text-style-name="P10" draw:layer="layout" svg:width="0.496cm" svg:height="0.332cm" svg:x="5.907cm" svg:y="3.0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9" draw:text-style-name="P9" draw:layer="layout" svg:width="0.231cm" svg:height="0.087cm" draw:transform="skewX (-0.0115191730631626) rotate (-3.13164427685343) translate (6.271cm 3.53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0" draw:text-style-name="P9" draw:layer="layout" svg:width="0.212cm" svg:height="0.452cm" svg:x="6.47cm" svg:y="3.0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1" draw:text-style-name="P11" draw:layer="layout" svg:width="0.15cm" svg:height="0.061cm" svg:x="6.501cm" svg:y="3.116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11" draw:layer="layout" svg:width="0.15cm" svg:height="0.061cm" svg:x="6.501cm" svg:y="3.207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12" draw:layer="layout" svg:width="0.03cm" svg:height="0.03cm" svg:x="6.562cm" svg:y="3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2" draw:layer="layout" svg:width="0.029cm" svg:height="0.03cm" svg:x="6.563cm" svg:y="3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13" draw:layer="layout" svg:width="0.046cm" svg:height="0.24cm" svg:x="6.028cm" svg:y="3.116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3" draw:layer="layout" svg:width="0.048cm" svg:height="0.149cm" svg:x="6.095cm" svg:y="3.207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3" draw:layer="layout" svg:width="0.046cm" svg:height="0.179cm" svg:x="5.961cm" svg:y="3.177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13" draw:layer="layout" svg:width="0.103cm" svg:height="0.099cm" svg:x="6.217cm" svg:y="3.13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9" draw:text-style-name="P13" draw:layer="layout" svg:width="0.103cm" svg:height="0.099cm" svg:x="6.217cm" svg:y="3.2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6" draw:display-name="Linienspitzen 6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3:32:29.747000000</meta:creation-date>
    <dc:date>2022-08-08T14:42:22.301000000</dc:date>
    <meta:editing-duration>PT30M35S</meta:editing-duration>
    <meta:editing-cycles>8</meta:editing-cycles>
    <meta:generator>LibreOffice/7.0.3.1$Windows_X86_64 LibreOffice_project/d7547858d014d4cf69878db179d326fc3483e082</meta:generator>
    <meta:document-statistic meta:object-count="94"/>
  </office:meta>
</office:document-meta>
</file>